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92266" officeooo:paragraph-rsid="00092266"/>
    </style:style>
    <style:style style:name="P2" style:family="paragraph" style:parent-style-name="Standard">
      <style:text-properties officeooo:rsid="00092266" officeooo:paragraph-rsid="00094a2e"/>
    </style:style>
    <style:style style:name="P3" style:family="paragraph" style:parent-style-name="Standard">
      <style:text-properties officeooo:rsid="00094a2e" officeooo:paragraph-rsid="00094a2e"/>
    </style:style>
    <style:style style:name="P4" style:family="paragraph" style:parent-style-name="Standard">
      <style:text-properties officeooo:paragraph-rsid="00094a2e"/>
    </style:style>
    <style:style style:name="P5" style:family="paragraph" style:parent-style-name="Standard">
      <style:text-properties officeooo:rsid="000aacd2" officeooo:paragraph-rsid="000aacd2"/>
    </style:style>
    <style:style style:name="P6" style:family="paragraph" style:parent-style-name="Standard">
      <style:text-properties officeooo:rsid="000caabf" officeooo:paragraph-rsid="000caabf"/>
    </style:style>
    <style:style style:name="P7" style:family="paragraph" style:parent-style-name="Standard">
      <style:text-properties officeooo:rsid="000caabf" officeooo:paragraph-rsid="000cf258"/>
    </style:style>
    <style:style style:name="P8" style:family="paragraph" style:parent-style-name="Standard">
      <style:text-properties officeooo:rsid="000cf258" officeooo:paragraph-rsid="000cf258"/>
    </style:style>
    <style:style style:name="P9" style:family="paragraph" style:parent-style-name="Standard">
      <style:text-properties officeooo:rsid="000d0720" officeooo:paragraph-rsid="000d0720"/>
    </style:style>
    <style:style style:name="P10" style:family="paragraph" style:parent-style-name="Standard">
      <style:paragraph-properties fo:break-before="page"/>
      <style:text-properties officeooo:rsid="00092266" officeooo:paragraph-rsid="00092266"/>
    </style:style>
    <style:style style:name="P11" style:family="paragraph" style:parent-style-name="Standard">
      <style:paragraph-properties fo:break-before="page"/>
      <style:text-properties officeooo:rsid="00092266" officeooo:paragraph-rsid="00094a2e"/>
    </style:style>
    <style:style style:name="P12" style:family="paragraph" style:parent-style-name="Standard" style:list-style-name="L1">
      <style:text-properties officeooo:rsid="00092266" officeooo:paragraph-rsid="00092266"/>
    </style:style>
    <style:style style:name="P13" style:family="paragraph" style:parent-style-name="Standard">
      <style:text-properties officeooo:rsid="00092266" officeooo:paragraph-rsid="000caabf"/>
    </style:style>
    <style:style style:name="P14" style:family="paragraph" style:parent-style-name="Standard" style:list-style-name="L3">
      <style:text-properties officeooo:rsid="00092266" officeooo:paragraph-rsid="000caabf"/>
    </style:style>
    <style:style style:name="P15" style:family="paragraph" style:parent-style-name="Standard" style:list-style-name="L2">
      <style:text-properties officeooo:rsid="00094a2e" officeooo:paragraph-rsid="00092266"/>
    </style:style>
    <style:style style:name="P16" style:family="paragraph" style:parent-style-name="Standard" style:list-style-name="L4">
      <style:text-properties officeooo:rsid="00094a2e" officeooo:paragraph-rsid="00094a2e"/>
    </style:style>
    <style:style style:name="P17" style:family="paragraph" style:parent-style-name="Standard" style:list-style-name="L5">
      <style:text-properties officeooo:rsid="00094a2e" officeooo:paragraph-rsid="00094a2e"/>
    </style:style>
    <style:style style:name="P18" style:family="paragraph" style:parent-style-name="Standard">
      <style:paragraph-properties fo:break-before="page"/>
      <style:text-properties officeooo:rsid="00092266" officeooo:paragraph-rsid="00092266"/>
    </style:style>
    <style:style style:name="T1" style:family="text">
      <style:text-properties officeooo:rsid="00094a2e"/>
    </style:style>
    <style:style style:name="T2" style:family="text">
      <style:text-properties officeooo:rsid="000aacd2"/>
    </style:style>
    <style:style style:name="T3" style:family="text">
      <style:text-properties officeooo:rsid="000cf258"/>
    </style:style>
    <style:style style:name="T4" style:family="text">
      <style:text-properties officeooo:rsid="000d0720"/>
    </style:style>
    <style:style style:name="T5" style:family="text">
      <style:text-properties officeooo:rsid="000dd7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6 #1-9; P.16 #1-13; P.31 #1-13; P.48 #1-17; P.66 #5-35 odds only</text:p>
      <text:p text:style-name="P1"/>
      <text:p text:style-name="P1">P6 1-9)</text:p>
      <text:p text:style-name="P1"/>
      <text:p text:style-name="P1">1) Refer to figure 1.1</text:p>
      <text:p text:style-name="P1"><text:tab/>a) What did the graph say was the most common reason why victims did not evacuate.</text:p>
      <text:p text:style-name="P1"><text:tab/><text:tab/>No car</text:p>
      <text:p text:style-name="P1"><text:tab/>b) What does table 1.1 say was the most common reason.</text:p>
      <text:p text:style-name="P1"><text:tab/><text:tab/><text:span text:style-name="T2">I did not have a</text:span> car <text:span text:style-name="T2">or a way to leave</text:span></text:p>
      <text:p text:style-name="P1"/>
      <text:p text:style-name="P1">3) If you were writing the news story that sought to portray survivors in the most sympathetic light, which reasons might you emphasize?</text:p>
      <text:p text:style-name="P1"><text:tab/>Had to caare for someone who was physically unable to leave. OR had no way to get out.<text:tab/></text:p>
      <text:p text:style-name="P1"/>
      <text:p text:style-name="P1">5) Example 1.2. Do you think the emotions felt were different for men and women? If so, then what evidence from figure 1.2 would you offer in support of such a view.</text:p>
      <text:p text:style-name="P1"><text:tab/>Yes, Males felt more anger than Females. Females felt more sadness and disbelief than Males.</text:p>
      <text:p text:style-name="P1"/>
      <text:p text:style-name="P1">7) example 1.3. Estimate the f<text:span text:style-name="T2">+</text:span>ollowing for the state of California</text:p>
      <text:p text:style-name="P1"><text:tab/>a) state population</text:p>
      <text:p text:style-name="P1"><text:tab/><text:tab/>37M</text:p>
      <text:p text:style-name="P1"><text:tab/>b) UFO sightings</text:p>
      <text:p text:style-name="P1"><text:tab/><text:tab/>7600</text:p>
      <text:p text:style-name="P1"/>
      <text:p text:style-name="P5">9) for a given population size , the expected number of UFO sightings falls on the regression line. For the state of California, what is the expected number of UFO sightings?</text:p>
      <text:p text:style-name="P5"><text:tab/>5400</text:p>
      <text:p text:style-name="P5"/>
      <text:p text:style-name="P1"/>
      <text:p text:style-name="P10">P.16 1-13)</text:p>
      <text:p text:style-name="P1"/>
      <text:p text:style-name="P1">1) Write a sentence describing in your own words the field of statistics.</text:p>
      <text:list xml:id="list7243820055292373652" text:style-name="L1">
        <text:list-item>
          <text:p text:style-name="P12">It seeks to tell the story behind the numbers. The are and science of CAPI. Via collecting, analysis, presenting, and interpreting data</text:p>
        </text:list-item>
      </text:list>
      <text:p text:style-name="P1"/>
      <text:p text:style-name="P1">3) What do we call the entities from which the data are collected?</text:p>
      <text:p text:style-name="P2"><text:tab/><text:span text:style-name="T1">Elements</text:span></text:p>
      <text:p text:style-name="P2"><text:tab/></text:p>
      <text:p text:style-name="P1">5) What is another term for a qualitative variable?</text:p>
      <text:p text:style-name="P1"><text:tab/><text:span text:style-name="T1">Categorical variables</text:span></text:p>
      <text:p text:style-name="P1"/>
      <text:p text:style-name="P1">7) What is the difference between a sample and a population?</text:p>
      <text:list xml:id="list4947157624014146314" text:style-name="L2">
        <text:list-item>
          <text:p text:style-name="P15">A sample is a subset of a population from which information is collected. A population is the collection of all elements of interest in a particular study.</text:p>
        </text:list-item>
      </text:list>
      <text:p text:style-name="P1"/>
      <text:p text:style-name="P13">9) Describe one difference between a statistic and a parameter</text:p>
      <text:list xml:id="list19942825315588164" text:style-name="L3">
        <text:list-item>
          <text:p text:style-name="P14">a statistic is a characteristic of a sample. A parameter is a characteristic of a population. A statistic may vary from sample to sample but is usually known. A parameter is constant but is usually known.</text:p>
        </text:list-item>
      </text:list>
      <text:p text:style-name="P10">11) Given the table, What are the elements</text:p>
      <text:p text:style-name="P1"><text:tab/>Michael, Ashley, Christopher, Jessica</text:p>
      <text:p text:style-name="P1"/>
      <text:p text:style-name="P1">13) Given the table, List the values that the variable class rank takes.</text:p>
      <text:p text:style-name="P1"><text:tab/>Freshman, sophomore, junior, senior</text:p>
      <text:p text:style-name="P2"/>
      <text:p text:style-name="P2">P.31 #1-13; </text:p>
      <text:p text:style-name="P2"/>
      <text:p text:style-name="P3">1) Explain why convenience sampling usually does not result in a representative sample.</text:p>
      <text:list xml:id="list7877006861520600740" text:style-name="L4">
        <text:list-item>
          <text:p text:style-name="P16">Because it might contain a biased, unrepresentative sample of the population. If we want to know incomes of the US population and you only sample Seattle you might end up with an inflated income for the US popultaion</text:p>
        </text:list-item>
      </text:list>
      <text:p text:style-name="P4"/>
      <text:p text:style-name="P3">3) How could the Literary Digest have decreased the bias in its poll?</text:p>
      <text:list xml:id="list6332901153306218710" text:style-name="L5">
        <text:list-item>
          <text:p text:style-name="P17">They could've had people go door to door instead of just using the population that owned phones</text:p>
        </text:list-item>
      </text:list>
      <text:p text:style-name="P2"/>
      <text:p text:style-name="P3">5) Describe what a random sample is</text:p>
      <text:p text:style-name="P3"><text:tab/>Each element in a set has an equal chance of being selected</text:p>
      <text:p text:style-name="P3"/>
      <text:p text:style-name="P3">7) Students in your class are divided into freshmen, sophomores, junios, and seniors. One of the group is selected at random and all the students in <text:span text:style-name="T2">that group are selected</text:span>.</text:p>
      <text:p text:style-name="P3"><text:tab/>Cluster sample</text:p>
      <text:p text:style-name="P3"/>
      <text:p text:style-name="P3">9) <text:span text:style-name="T2">You are researching the proportion of college students who prefer country music to other forms of music You survey all he students in all the classes you are taking this semester.</text:span></text:p>
      <text:p text:style-name="P3"><text:tab/><text:span text:style-name="T2">Convenience sample</text:span></text:p>
      <text:p text:style-name="P3"/>
      <text:p text:style-name="P3">11) <text:span text:style-name="T2">Identify the target population and the potential population.</text:span></text:p>
      <text:p text:style-name="P3"><text:tab/><text:span text:style-name="T2">Target population is all college students. Potential is students in the gym on monday nights.</text:span></text:p>
      <text:p text:style-name="P3"/>
      <text:p text:style-name="P3">13) <text:span text:style-name="T2">Identifty target population and the potential population.</text:span></text:p>
      <text:p text:style-name="P3"><text:tab/><text:span text:style-name="T2">Target is all small businesses. Potential population is businessess near the state university.</text:span></text:p>
      <text:p text:style-name="P3"/>
      <text:p text:style-name="P2"/>
      <text:p text:style-name="P11">P.48 #1-17; </text:p>
      <text:p text:style-name="P2"/>
      <text:p text:style-name="P6">1) Why do we use graphical and tabularo methods to summaarize data? What's wrong with simply reporting raw data?</text:p>
      <text:p text:style-name="P6"><text:tab/>You might miss patterns by looking at the raw data.</text:p>
      <text:p text:style-name="P6"/>
      <text:p text:style-name="P6">3) True or False? For a given data set, a frequency bar graph and a relative frequency bar graph look alike except for the scale on the vertical axis.</text:p>
      <text:p text:style-name="P6"><text:tab/>True</text:p>
      <text:p text:style-name="P6"/>
      <text:p text:style-name="P6">5) what should the sum of the frequencies in a frequency distribution?</text:p>
      <text:p text:style-name="P6"><text:tab/>The sample size</text:p>
      <text:p text:style-name="P6"/>
      <text:p text:style-name="P6">7) In a crosstabulation, the “Total” colun represents what? How about the “Total” row?</text:p>
      <text:p text:style-name="P6"><text:tab/>Sum of a row, sum of the columns.</text:p>
      <text:p text:style-name="P6"/>
      <text:p text:style-name="P6">9) When is it better to use a relative frequency (rather than a frequency) clustered bar graph?</text:p>
      <text:p text:style-name="P6"><text:tab/>When the sample sizes are different.</text:p>
      <text:p text:style-name="P6"/>
      <text:p text:style-name="P6">11) Frequenc<text:span text:style-name="T3">y</text:span> distribution.</text:p>
      <text:p text:style-name="P6"><text:tab/><text:span text:style-name="T3">7 Dems, 7 Reps, 6 Ind</text:span></text:p>
      <text:p text:style-name="P6"/>
      <text:p text:style-name="P6">13) Bar graphical</text:p>
      <text:p text:style-name="P6"><text:tab/><text:span text:style-name="T3">Meh</text:span></text:p>
      <text:p text:style-name="P6"/>
      <text:p text:style-name="P6">15) Frequency distribution</text:p>
      <text:p text:style-name="P7"><text:tab/><text:span text:style-name="T3">10 O's, 11A's, 3 B's, 1 AB</text:span></text:p>
      <text:p text:style-name="P6"/>
      <text:p text:style-name="P6">17) Bar graph</text:p>
      <text:p text:style-name="P6"><text:tab/><text:span text:style-name="T3">Meh</text:span></text:p>
      <text:p text:style-name="P11">P.66 #5-35</text:p>
      <text:p text:style-name="P1"/>
      <text:p text:style-name="P8">5) Describe at least one way that a dotplot may be useful.</text:p>
      <text:p text:style-name="P8"><text:tab/>When you want to graph data but retain raw data</text:p>
      <text:p text:style-name="P8"/>
      <text:p text:style-name="P8">7) What are some examples of data sets that are often right skewed? Left skewed?</text:p>
      <text:p text:style-name="P8"><text:tab/>Left skewed is GMAT scores at harvard. <text:span text:style-name="T4">Also long jump qualiftying round results.</text:span></text:p>
      <text:p text:style-name="P8"/>
      <text:p text:style-name="P9">9) Frequency distribution</text:p>
      <text:p text:style-name="P9"><text:tab/>Meh</text:p>
      <text:p text:style-name="P9">11) Frequency distribution</text:p>
      <text:p text:style-name="P9"><text:tab/>Meh</text:p>
      <text:p text:style-name="P9">13) Frequency distribution of classes</text:p>
      <text:p text:style-name="P9"><text:tab/>Meh</text:p>
      <text:p text:style-name="P9">15) Frequency distribution</text:p>
      <text:p text:style-name="P9"><text:tab/>Meh</text:p>
      <text:p text:style-name="P9">17) Frequency histogram</text:p>
      <text:p text:style-name="P9"><text:tab/>Meh</text:p>
      <text:p text:style-name="P9">19) Frequency polygon</text:p>
      <text:p text:style-name="P9"><text:tab/>Meh</text:p>
      <text:p text:style-name="P9">21) Dotplot</text:p>
      <text:p text:style-name="P9"><text:tab/>Meh</text:p>
      <text:p text:style-name="P9">23) Relative frequency dist</text:p>
      <text:p text:style-name="P9"><text:tab/>Meh</text:p>
      <text:p text:style-name="P9">25) Relative frequency histogram</text:p>
      <text:p text:style-name="P9"><text:tab/>Meh</text:p>
      <text:p text:style-name="P9">27) Steam and leaf displey</text:p>
      <text:p text:style-name="P9"><text:tab/>Meh</text:p>
      <text:p text:style-name="P9">29) <text:tab/>which value most frequently?</text:p>
      <text:p text:style-name="P9"><text:tab/>4</text:p>
      <text:p text:style-name="P9"><text:tab/>which value occurred least frequently?</text:p>
      <text:p text:style-name="P9"><text:tab/>1,6</text:p>
      <text:p text:style-name="P9"><text:tab/>How often was 3 observed?</text:p>
      <text:p text:style-name="P9"><text:tab/>15</text:p>
      <text:p text:style-name="P9"><text:tab/>Percentage of 3</text:p>
      <text:p text:style-name="P9"><text:tab/>15%</text:p>
      <text:p text:style-name="P9"/>
      <text:p text:style-name="P9">31) 46, 33, 49 and 33, left skewed</text:p>
      <text:p text:style-name="P9"/>
      <text:p text:style-name="P9">33) divide by sample size, no b) multiply by sample size c) 19</text:p>
      <text:p text:style-name="P9"/>
      <text:p text:style-name="P9">35) a)0 b)0 c)4/19 d) 3 <text:span text:style-name="T5">e)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tto </meta:initial-creator>
    <meta:creation-date>2016-04-09T17:41:53.761214771</meta:creation-date>
    <dc:date>2016-04-10T08:58:23.512684428</dc:date>
    <dc:creator>otto </dc:creator>
    <meta:editing-duration>PT11M39S</meta:editing-duration>
    <meta:editing-cycles>2</meta:editing-cycles>
    <meta:generator>LibreOffice/4.1.3.2$Linux_X86_64 LibreOffice_project/410m0$Build-2</meta:generator>
    <meta:document-statistic meta:table-count="0" meta:image-count="0" meta:object-count="0" meta:page-count="5" meta:paragraph-count="104" meta:word-count="886" meta:character-count="5005" meta:non-whitespace-character-count="4170"/>
  </office:meta>
</office:document-meta>
</file>